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1.88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4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64"/>
    <style:style style:name="ce19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4"/>
        </table:table-header-columns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166"/>
        <table:table-column table:style-name="co8" table:default-cell-style-name="ce182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6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2" office:value-type="string" calcext:value-type="string" table:number-columns-spanned="4" table:number-rows-spanned="1">
              <text:p>Farnell / Element14</text:p>
            </table:table-cell>
            <table:covered-table-cell table:style-name="ce172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9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9"/>
            <table:table-cell table:style-name="ce172" office:value-type="string" calcext:value-type="string" table:number-columns-spanned="4" table:number-rows-spanned="1">
              <text:p>RS Components</text:p>
            </table:table-cell>
            <table:covered-table-cell table:style-name="ce172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9"/>
            <table:table-cell table:style-name="ce103"/>
            <table:table-cell table:style-name="ce109"/>
            <table:table-cell table:style-name="ce24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7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603, 16V</text:p>
          </table:table-cell>
          <table:table-cell table:style-name="ce167" office:value-type="string" calcext:value-type="string">
            <text:p>C1, C9</text:p>
          </table:table-cell>
          <table:table-cell table:style-name="ce14" office:value-type="string" calcext:value-type="string">
            <text:p>3013421</text:p>
          </table:table-cell>
          <table:table-cell table:style-name="ce14" office:value-type="string" calcext:value-type="string">
            <text:p>CL10B105MO8NNWC </text:p>
          </table:table-cell>
          <table:table-cell table:style-name="ce45" office:value-type="float" office:value="0.0257" calcext:value-type="float">
            <text:p>0,02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9-1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5K4R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44-7375</text:p>
          </table:table-cell>
          <table:table-cell table:style-name="ce14" office:value-type="string" calcext:value-type="string">
            <text:p>CGA3E1X7R1C105M080AC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10B105KO8NNN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2" calcext:value-type="float">
            <text:p>2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37" calcext:value-type="currency">
            <text:p>0,014 €</text:p>
          </table:table-cell>
          <table:table-cell table:style-name="ce116" table:formula="of:=[.B3]" office:value-type="float" office:value="2" calcext:value-type="float">
            <text:p>2</text:p>
          </table:table-cell>
          <table:table-cell table:style-name="ce133" table:formula="of:=[.Z3]*[.AA3]" office:value-type="float" office:value="0.0274" calcext:value-type="float">
            <text:p>0,027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4">
          <table:table-cell table:style-name="ce32" table:formula="of:=[.A3]+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n2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17</text:p>
          </table:table-cell>
          <table:table-cell table:style-name="ce18" office:value-type="string" calcext:value-type="string">
            <text:p>1759101</text:p>
          </table:table-cell>
          <table:table-cell table:style-name="ce25" office:value-type="string" calcext:value-type="string">
            <text:p>MC0603B822K500CT</text:p>
          </table:table-cell>
          <table:table-cell table:style-name="ce46" office:value-type="float" office:value="0.0378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811-1-ND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603KRX7R9BB822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<text:s/>C0603C822K5RACTU</text:p>
          </table:table-cell>
          <table:table-cell table:style-name="ce46" office:value-type="float" office:value="0.02568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568" calcext:value-type="currency">
            <text:p>0,026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2568" calcext:value-type="float">
            <text:p>0,026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2, C10</text:p>
          </table:table-cell>
          <table:table-cell table:style-name="ce14" office:value-type="string" calcext:value-type="string">
            <text:p>2627426</text:p>
          </table:table-cell>
          <table:table-cell table:style-name="ce14" office:value-type="string" calcext:value-type="string">
            <text:p>MC0603B102K250CT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8-1-ND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2J5RAC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565</text:p>
          </table:table-cell>
          <table:table-cell table:style-name="ce14" office:value-type="string" calcext:value-type="string">
            <text:p>06031C102KAZ2A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VJ0603Y102KXACW1BC</text:p>
          </table:table-cell>
          <table:table-cell table:style-name="ce45" office:value-type="float" office:value="0.00976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2" table:formula="of:=IF([.B5]&lt;&gt;&quot;&quot;;MIN([.H5];[.K5];[.N5];[.R5];[.U5]);&quot;&quot;)" office:value-type="currency" office:currency="EUR" office:value="0.009" calcext:value-type="currency">
            <text:p>0,00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0, C34, C64</text:p>
          </table:table-cell>
          <table:table-cell table:style-name="ce18" office:value-type="string" calcext:value-type="string">
            <text:p>3013485</text:p>
          </table:table-cell>
          <table:table-cell table:style-name="ce25" office:value-type="string" calcext:value-type="string">
            <text:p>CL21B106KOQNNNE </text:p>
          </table:table-cell>
          <table:table-cell table:style-name="ce46" office:value-type="float" office:value="0.262" calcext:value-type="float">
            <text:p>0,2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2872-1-ND</text:p>
          </table:table-cell>
          <table:table-cell table:style-name="ce72" office:value-type="float" office:value="0.207" calcext:value-type="float">
            <text:p>0,20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4J1X7S1C106KA</text:p>
          </table:table-cell>
          <table:table-cell table:style-name="ce72" office:value-type="float" office:value="0.144" calcext:value-type="float">
            <text:p>0,144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4-3969</text:p>
          </table:table-cell>
          <table:table-cell table:style-name="ce15" office:value-type="string" calcext:value-type="string">
            <text:p>EMK212BB7106MG-T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L21A106KOQNNNG</text:p>
          </table:table-cell>
          <table:table-cell table:style-name="ce46" office:value-type="float" office:value="0.0343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343" calcext:value-type="currency">
            <text:p>0,034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1029" calcext:value-type="float">
            <text:p>0,103</text:p>
          </table:table-cell>
          <table:table-cell table:number-columns-repeated="996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C23, C25, C27, C48, C49, C54, C59, C60</text:p>
          </table:table-cell>
          <table:table-cell table:style-name="ce14" office:value-type="string" calcext:value-type="string">
            <text:p>2495193</text:p>
          </table:table-cell>
          <table:table-cell table:style-name="ce14" office:value-type="string" calcext:value-type="string">
            <text:p>885012207078 </text:p>
          </table:table-cell>
          <table:table-cell table:style-name="ce45" office:value-type="float" office:value="0.139" calcext:value-type="float">
            <text:p>0,13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066-1-ND 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B7105KG-T</text:p>
          </table:table-cell>
          <table:table-cell table:style-name="ce71" office:value-type="float" office:value="0.05" calcext:value-type="float">
            <text:p>0,05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665</text:p>
          </table:table-cell>
          <table:table-cell table:style-name="ce14" office:value-type="string" calcext:value-type="string">
            <text:p>08052R104K8BB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144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8" calcext:value-type="float">
            <text:p>8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16" table:formula="of:=[.B7]" office:value-type="float" office:value="8" calcext:value-type="float">
            <text:p>8</text:p>
          </table:table-cell>
          <table:table-cell table:style-name="ce133" table:formula="of:=[.Z7]*[.AA7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3, C4, C11, C12, C18, C19, C21, C22, C26, C28, C46, C47, C55, C56, C57, C58, C61, C62, C63</text:p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0" calcext:value-type="float">
            <text:p>100</text:p>
          </table:table-cell>
          <table:table-cell table:style-name="ce15" office:value-type="string" calcext:value-type="string">
            <text:p>264-4630</text:p>
          </table:table-cell>
          <table:table-cell table:style-name="ce15" office:value-type="string" calcext:value-type="string">
            <text:p>C0603C104K4RACTU</text:p>
          </table:table-cell>
          <table:table-cell table:style-name="ce72" office:value-type="float" office:value="0.035" calcext:value-type="float">
            <text:p>0,035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9" calcext:value-type="float">
            <text:p>19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19" calcext:value-type="float">
            <text:p>19</text:p>
          </table:table-cell>
          <table:table-cell table:style-name="ce133" table:formula="of:=[.Z8]*[.AA8]" office:value-type="float" office:value="0.665" calcext:value-type="float">
            <text:p>0,665</text:p>
          </table:table-cell>
          <table:table-cell table:number-columns-repeated="996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3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15801" calcext:value-type="currency">
            <text:p>0,158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5, C8, C13, C16</text:p>
          </table:table-cell>
          <table:table-cell table:style-name="ce18" office:value-type="string" calcext:value-type="string">
            <text:p>2773295</text:p>
          </table:table-cell>
          <table:table-cell table:style-name="ce25" office:value-type="string" calcext:value-type="string">
            <text:p>C1206C102M5RACTU</text:p>
          </table:table-cell>
          <table:table-cell table:style-name="ce46" office:value-type="float" office:value="0.0587" calcext:value-type="float">
            <text:p>0,0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8115-1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8075</text:p>
          </table:table-cell>
          <table:table-cell table:style-name="ce72" office:value-type="float" office:value="0.073" calcext:value-type="float">
            <text:p>0,07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8420</text:p>
          </table:table-cell>
          <table:table-cell table:style-name="ce15" office:value-type="string" calcext:value-type="string">
            <text:p>CC1206KRX7R9BB102</text:p>
          </table:table-cell>
          <table:table-cell table:style-name="ce72" office:value-type="float" office:value="0.102" calcext:value-type="float">
            <text:p>0,10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31B102KBCNNNC</text:p>
            <text:p/>
          </table:table-cell>
          <table:table-cell table:style-name="ce46" office:value-type="float" office:value="0.0274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4" calcext:value-type="float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74" calcext:value-type="currency">
            <text:p>0,027 €</text:p>
          </table:table-cell>
          <table:table-cell table:style-name="ce116" table:formula="of:=[.B10]" office:value-type="float" office:value="4" calcext:value-type="float">
            <text:p>4</text:p>
          </table:table-cell>
          <table:table-cell table:style-name="ce133" table:formula="of:=[.Z10]*[.AA10]" office:value-type="float" office:value="0.1096" calcext:value-type="float">
            <text:p>0,110</text:p>
          </table:table-cell>
          <table:table-cell table:number-columns-repeated="996"/>
        </table:table-row>
        <table:table-row table:style-name="ro3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1206, 50V</text:p>
          </table:table-cell>
          <table:table-cell table:style-name="ce167" office:value-type="string" calcext:value-type="string">
            <text:p>C6, C14</text:p>
          </table:table-cell>
          <table:table-cell table:style-name="ce14" office:value-type="string" calcext:value-type="string">
            <text:p>3013524</text:p>
          </table:table-cell>
          <table:table-cell table:style-name="ce14" office:value-type="string" calcext:value-type="string">
            <text:p>CL31B105KBHNNNE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3091-1-ND </text:p>
          </table:table-cell>
          <table:table-cell table:style-name="ce71" office:value-type="float" office:value="0.092" calcext:value-type="float">
            <text:p>0,09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L31B105KBHNFNE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41</text:p>
          </table:table-cell>
          <table:table-cell table:style-name="ce14" office:value-type="string" calcext:value-type="string">
            <text:p>CL31B105KBHNNNF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C1206KKX7R9105</text:p>
          </table:table-cell>
          <table:table-cell table:style-name="ce45" office:value-type="float" office:value="0.0473" calcext:value-type="float">
            <text:p>0,04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73" calcext:value-type="currency">
            <text:p>0,047 €</text:p>
          </table:table-cell>
          <table:table-cell table:style-name="ce116" table:formula="of:=[.B11]" office:value-type="float" office:value="2" calcext:value-type="float">
            <text:p>2</text:p>
          </table:table-cell>
          <table:table-cell table:style-name="ce133" table:formula="of:=[.Z11]*[.AA11]" office:value-type="float" office:value="0.0946" calcext:value-type="float">
            <text:p>0,095</text:p>
          </table:table-cell>
          <table:table-cell table:number-columns-repeated="996"/>
        </table:table-row>
        <table:table-row table:style-name="ro4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7, C15</text:p>
          </table:table-cell>
          <table:table-cell table:style-name="ce18" office:value-type="string" calcext:value-type="string">
            <text:p>1414715</text:p>
          </table:table-cell>
          <table:table-cell table:style-name="ce25" office:value-type="string" calcext:value-type="string">
            <text:p>C1206C104K5RACTU</text:p>
          </table:table-cell>
          <table:table-cell table:style-name="ce46" office:value-type="float" office:value="0.0531" calcext:value-type="float">
            <text:p>0,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C1206C104K5RAC7800CT-ND</text:p>
          </table:table-cell>
          <table:table-cell table:style-name="ce72" office:value-type="float" office:value="0.066" calcext:value-type="float">
            <text:p>0,06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104K5RACLR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91-214</text:p>
          </table:table-cell>
          <table:table-cell table:style-name="ce15" office:value-type="string" calcext:value-type="string">
            <text:p>12065C104KAT2A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<text:s/>1206B104K500CT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189" calcext:value-type="currency">
            <text:p>0,019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 calcext:value-type="float">
            <text:p>1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AV199,235</text:p>
          </table:table-cell>
          <table:table-cell table:style-name="ce24"/>
          <table:table-cell table:style-name="ce167" office:value-type="string" calcext:value-type="string">
            <text:p>D1, D10</text:p>
          </table:table-cell>
          <table:table-cell table:style-name="ce14" office:value-type="string" calcext:value-type="string">
            <text:p>2319137</text:p>
          </table:table-cell>
          <table:table-cell table:style-name="ce14" office:value-type="string" calcext:value-type="string">
            <text:p>BAV199,215 </text:p>
          </table:table-cell>
          <table:table-cell table:style-name="ce45" office:value-type="float" office:value="0.185" calcext:value-type="float">
            <text:p>0,18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382-1-ND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BAV199235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1-3437</text:p>
          </table:table-cell>
          <table:table-cell table:style-name="ce14" office:value-type="string" calcext:value-type="string">
            <text:p>BAV199DW-7-F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BAV199.215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35" calcext:value-type="currency">
            <text:p>0,035 €</text:p>
          </table:table-cell>
          <table:table-cell table:style-name="ce116" table:formula="of:=[.B13]" office:value-type="float" office:value="2" calcext:value-type="float">
            <text:p>2</text:p>
          </table:table-cell>
          <table:table-cell table:style-name="ce133" table:formula="of:=[.Z13]*[.AA1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SA2M-E3/61T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D2, D3, D4, D5, D6, D7, D8, D9 </text:p>
          </table:table-cell>
          <table:table-cell table:style-name="ce18" office:value-type="string" calcext:value-type="string">
            <text:p>2335163 </text:p>
          </table:table-cell>
          <table:table-cell table:style-name="ce25" office:value-type="string" calcext:value-type="string">
            <text:p>SA2M-E3/61T </text:p>
          </table:table-cell>
          <table:table-cell table:style-name="ce46" office:value-type="float" office:value="0.261" calcext:value-type="float">
            <text:p>0,2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SA2M-E3/IGICT-ND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-CSA2M-E3/H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12-9275</text:p>
          </table:table-cell>
          <table:table-cell table:style-name="ce15" office:value-type="string" calcext:value-type="string">
            <text:p>SA2M-E3/5AT</text:p>
          </table:table-cell>
          <table:table-cell table:style-name="ce72" office:value-type="float" office:value="0.116" calcext:value-type="float">
            <text:p>0,11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SA2M-E3/61T</text:p>
          </table:table-cell>
          <table:table-cell table:style-name="ce46" office:value-type="float" office:value="0.0496" calcext:value-type="float">
            <text:p>0,050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4]&lt;&gt;&quot;&quot;;&quot;&quot;;[.B14])" office:value-type="float" office:value="8" calcext:value-type="float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496" calcext:value-type="currency">
            <text:p>0,050 €</text:p>
          </table:table-cell>
          <table:table-cell table:style-name="ce116" table:formula="of:=[.B14]" office:value-type="float" office:value="8" calcext:value-type="float">
            <text:p>8</text:p>
          </table:table-cell>
          <table:table-cell table:style-name="ce133" table:formula="of:=[.Z14]*[.AA14]" office:value-type="float" office:value="0.3968" calcext:value-type="float">
            <text:p>0,39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1, F2, F4, F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5]" office:value-type="float" office:value="4" calcext:value-type="float">
            <text:p>4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228" calcext:value-type="currency">
            <text:p>0,228 €</text:p>
          </table:table-cell>
          <table:table-cell table:style-name="ce116" table:formula="of:=[.B15]" office:value-type="float" office:value="4" calcext:value-type="float">
            <text:p>4</text:p>
          </table:table-cell>
          <table:table-cell table:style-name="ce133" table:formula="of:=[.Z15]*[.AA15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75" calcext:value-type="currency">
            <text:p>0,075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MC3330QDWERQ1</text:p>
          </table:table-cell>
          <table:table-cell table:style-name="ce24" office:value-type="string" calcext:value-type="string">
            <text:p>SOIC-16 Wide</text:p>
          </table:table-cell>
          <table:table-cell table:style-name="ce167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AMC3330DWERCT-ND</text:p>
          </table:table-cell>
          <table:table-cell table:style-name="ce71" office:value-type="float" office:value="8.98" calcext:value-type="float">
            <text:p>8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MC3330DWE</text:p>
          </table:table-cell>
          <table:table-cell table:style-name="ce71" office:value-type="float" office:value="9.75" calcext:value-type="float">
            <text:p>9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2" table:formula="of:=IF([.B17]&lt;&gt;&quot;&quot;;MIN([.H17];[.K17];[.N17];[.R17];[.U17]);&quot;&quot;)" office:value-type="currency" office:currency="EUR" office:value="8.98" calcext:value-type="currency">
            <text:p>8,98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8.98" calcext:value-type="float">
            <text:p>8,9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31E04IPAGR</text:p>
          </table:table-cell>
          <table:table-cell table:style-name="ce25" office:value-type="string" calcext:value-type="string">
            <text:p>TQFP-64</text:p>
          </table:table-cell>
          <table:table-cell table:style-name="ce18" office:value-type="string" calcext:value-type="string">
            <text:p>IC11</text:p>
          </table:table-cell>
          <table:table-cell table:style-name="ce18" office:value-type="string" calcext:value-type="string">
            <text:p>3123346</text:p>
          </table:table-cell>
          <table:table-cell table:style-name="ce25" office:value-type="string" calcext:value-type="string">
            <text:p>ADS131E04IPAG</text:p>
          </table:table-cell>
          <table:table-cell table:style-name="ce46" office:value-type="float" office:value="13.45" calcext:value-type="float">
            <text:p>13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4885-1-ND</text:p>
          </table:table-cell>
          <table:table-cell table:style-name="ce72" office:value-type="float" office:value="7.56" calcext:value-type="float">
            <text:p>7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31E04IPAGR</text:p>
          </table:table-cell>
          <table:table-cell table:style-name="ce72" office:value-type="float" office:value="8.43" calcext:value-type="float">
            <text:p>8,4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17-5705</text:p>
          </table:table-cell>
          <table:table-cell table:style-name="ce15" office:value-type="string" calcext:value-type="string">
            <text:p>ADS131E04IPAG</text:p>
          </table:table-cell>
          <table:table-cell table:style-name="ce72" office:value-type="float" office:value="6.05" calcext:value-type="float">
            <text:p>6,05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6.05" calcext:value-type="currency">
            <text:p>6,050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1725DCKR</text:p>
          </table:table-cell>
          <table:table-cell table:style-name="ce24" office:value-type="string" calcext:value-type="string">
            <text:p>SC70-5</text:p>
          </table:table-cell>
          <table:table-cell table:style-name="ce167" office:value-type="string" calcext:value-type="string">
            <text:p>IC12</text:p>
          </table:table-cell>
          <table:table-cell table:style-name="ce14" office:value-type="string" calcext:value-type="string">
            <text:p>2348004</text:p>
          </table:table-cell>
          <table:table-cell table:style-name="ce14" office:value-type="string" calcext:value-type="string">
            <text:p>TPS71725DCKR . </text:p>
          </table:table-cell>
          <table:table-cell table:style-name="ce45" office:value-type="float" office:value="0.982" calcext:value-type="float">
            <text:p>0,98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21525-1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1725DCKR</text:p>
          </table:table-cell>
          <table:table-cell table:style-name="ce71" office:value-type="float" office:value="0.889" calcext:value-type="float">
            <text:p>0,8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889" calcext:value-type="currency">
            <text:p>0,889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2325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13</text:p>
          </table:table-cell>
          <table:table-cell table:style-name="ce18" office:value-type="string" calcext:value-type="string">
            <text:p>3007843 </text:p>
          </table:table-cell>
          <table:table-cell table:style-name="ce25" office:value-type="string" calcext:value-type="string">
            <text:p>TPS72325DBVR </text:p>
          </table:table-cell>
          <table:table-cell table:style-name="ce46" office:value-type="float" office:value="2.69" calcext:value-type="float">
            <text:p>2,6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479-1-ND </text:p>
          </table:table-cell>
          <table:table-cell table:style-name="ce72" office:value-type="float" office:value="2.3" calcext:value-type="float">
            <text:p>2,3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2325DBVR</text:p>
          </table:table-cell>
          <table:table-cell table:style-name="ce72" office:value-type="float" office:value="2.31" calcext:value-type="float">
            <text:p>2,31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Digikey" calcext:value-type="string">
            <text:p>Digikey</text:p>
          </table:table-cell>
          <table:table-cell table:style-name="ce122" table:formula="of:=IF([.B20]&lt;&gt;&quot;&quot;;MIN([.H20];[.K20];[.N20];[.R20];[.U20]);&quot;&quot;)" office:value-type="currency" office:currency="EUR" office:value="2.3" calcext:value-type="currency">
            <text:p>2,300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2.3" calcext:value-type="float">
            <text:p>2,3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2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8656" calcext:value-type="currency">
            <text:p>0,866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MC3301DWER</text:p>
          </table:table-cell>
          <table:table-cell table:style-name="ce25" office:value-type="string" calcext:value-type="string">
            <text:p>SOIC-16 Wide</text:p>
          </table:table-cell>
          <table:table-cell table:style-name="ce18" office:value-type="string" calcext:value-type="string">
            <text:p>IC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AMC3301QDWERQ1CT-ND </text:p>
          </table:table-cell>
          <table:table-cell table:style-name="ce72" office:value-type="float" office:value="9.34" calcext:value-type="float">
            <text:p>9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MC3301DWER</text:p>
          </table:table-cell>
          <table:table-cell table:style-name="ce72" office:value-type="float" office:value="9.22" calcext:value-type="float">
            <text:p>9,2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9.22" calcext:value-type="currency">
            <text:p>9,22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9.22" calcext:value-type="float">
            <text:p>9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4T-I/ST</text:p>
          </table:table-cell>
          <table:table-cell table:style-name="ce24" office:value-type="string" calcext:value-type="string">
            <text:p>TSSOP-14</text:p>
          </table:table-cell>
          <table:table-cell table:style-name="ce167" office:value-type="string" calcext:value-type="string">
            <text:p>IC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79-MCP6004T-I/ST</text:p>
          </table:table-cell>
          <table:table-cell table:style-name="ce71" office:value-type="float" office:value="0.373" calcext:value-type="float">
            <text:p>0,3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373" calcext:value-type="currency">
            <text:p>0,373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373" calcext:value-type="float">
            <text:p>0,3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5, IC7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1.47" calcext:value-type="currency">
            <text:p>1,470 €</text:p>
          </table:table-cell>
          <table:table-cell table:style-name="ce116" table:formula="of:=[.B24]" office:value-type="float" office:value="2" calcext:value-type="float">
            <text:p>2</text:p>
          </table:table-cell>
          <table:table-cell table:style-name="ce133" table:formula="of:=[.Z24]*[.AA24]" office:value-type="float" office:value="2.94" calcext:value-type="float">
            <text:p>2,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1RT-I/OT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6</text:p>
          </table:table-cell>
          <table:table-cell table:style-name="ce14" office:value-type="string" calcext:value-type="string">
            <text:p>8540829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6001RT-I/OTCT-ND 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7-4335</text:p>
          </table:table-cell>
          <table:table-cell table:style-name="ce14" office:value-type="string" calcext:value-type="string">
            <text:p>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1723" calcext:value-type="float">
            <text:p>0,1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6" table:formula="of:=IF([.Z25]=[.H25];&quot;Farnell&quot;; IF([.Z25]=[.N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N25];[.N25];[.R25];[.U25]);&quot;&quot;)" office:value-type="currency" office:currency="EUR" office:value="0.1723" calcext:value-type="currency">
            <text:p>0,172 €</text:p>
          </table:table-cell>
          <table:table-cell table:style-name="ce116" table:formula="of:=[.B25]" office:value-type="float" office:value="1" calcext:value-type="float">
            <text:p>1</text:p>
          </table:table-cell>
          <table:table-cell table:style-name="ce133" table:formula="of:=[.Z25]*[.AA25]" office:value-type="float" office:value="0.1723" calcext:value-type="float">
            <text:p>0,17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T424F05</text:p>
          </table:table-cell>
          <table:table-cell table:style-name="ce25" office:value-type="string" calcext:value-type="string">
            <text:p><text:span text:style-name="T1">THT</text:span>; DPDT Latching relay</text:p>
          </table:table-cell>
          <table:table-cell table:style-name="ce18" office:value-type="string" calcext:value-type="string">
            <text:p>ISEL10A_1, ISEL10A_2</text:p>
          </table:table-cell>
          <table:table-cell table:style-name="ce18" office:value-type="string" calcext:value-type="string">
            <text:p>3406968</text:p>
          </table:table-cell>
          <table:table-cell table:style-name="ce25" office:value-type="string" calcext:value-type="string">
            <text:p>RT424F05</text:p>
          </table:table-cell>
          <table:table-cell table:style-name="ce46" office:value-type="float" office:value="6.45" calcext:value-type="float">
            <text:p>6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2024-ND</text:p>
          </table:table-cell>
          <table:table-cell table:style-name="ce72" office:value-type="float" office:value="6.37" calcext:value-type="float">
            <text:p>6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5-1393243-2</text:p>
          </table:table-cell>
          <table:table-cell table:style-name="ce72" office:value-type="float" office:value="6.38" calcext:value-type="float">
            <text:p>6,3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64-7553</text:p>
          </table:table-cell>
          <table:table-cell table:style-name="ce15" office:value-type="string" calcext:value-type="string">
            <text:p>RT424F05</text:p>
          </table:table-cell>
          <table:table-cell table:style-name="ce72" office:value-type="float" office:value="6.485" calcext:value-type="float">
            <text:p>6,485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<text:s/>5-1393243-2</text:p>
          </table:table-cell>
          <table:table-cell table:style-name="ce46" office:value-type="float" office:value="2.5" calcext:value-type="float">
            <text:p>2,50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26]" office:value-type="float" office:value="2" calcext:value-type="float">
            <text:p>2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2.5" calcext:value-type="currency">
            <text:p>2,500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5" calcext:value-type="float">
            <text:p>5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EE2-5TNU-L</text:p>
          </table:table-cell>
          <table:table-cell table:style-name="ce24" office:value-type="string" calcext:value-type="string">
            <text:p>DPDT Latching relay, Gull Wing Lead </text:p>
          </table:table-cell>
          <table:table-cell table:style-name="ce167" office:value-type="string" calcext:value-type="string">
            <text:p>ISEL1A_1</text:p>
          </table:table-cell>
          <table:table-cell table:style-name="ce14" office:value-type="string" calcext:value-type="string">
            <text:p>2360813</text:p>
          </table:table-cell>
          <table:table-cell table:style-name="ce14" office:value-type="string" calcext:value-type="string">
            <text:p>EE2-5TNU-L</text:p>
          </table:table-cell>
          <table:table-cell table:style-name="ce45" office:value-type="float" office:value="1.9" calcext:value-type="float">
            <text:p>1,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021-1-ND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0-EE2-5TNU-L</text:p>
          </table:table-cell>
          <table:table-cell table:style-name="ce71" office:value-type="float" office:value="2.12" calcext:value-type="float">
            <text:p>2,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70-5517</text:p>
          </table:table-cell>
          <table:table-cell table:style-name="ce14" office:value-type="string" calcext:value-type="string">
            <text:p>EE2-5TNU-L</text:p>
          </table:table-cell>
          <table:table-cell table:style-name="ce71" office:value-type="float" office:value="1.987" calcext:value-type="float">
            <text:p>1,987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1.9" calcext:value-type="currency">
            <text:p>1,9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1.9" calcext:value-type="float">
            <text:p>1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3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2" calcext:value-type="float">
            <text:p>2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0.086" calcext:value-type="currency">
            <text:p>0,086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 calcext:value-type="float">
            <text:p>2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L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484" calcext:value-type="float">
            <text:p>0,48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DLW21SN371SQ2L</text:p>
          </table:table-cell>
          <table:table-cell table:style-name="ce45" office:value-type="float" office:value="0.234" calcext:value-type="float">
            <text:p>0,234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34" calcext:value-type="currency">
            <text:p>0,234 €</text:p>
          </table:table-cell>
          <table:table-cell table:style-name="ce116" table:formula="of:=[.B29]" office:value-type="float" office:value="1" calcext:value-type="float">
            <text:p>1</text:p>
          </table:table-cell>
          <table:table-cell table:style-name="ce133" table:formula="of:=[.Z29]*[.AA29]" office:value-type="float" office:value="0.234" calcext:value-type="float">
            <text:p>0,2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</text:p>
          </table:table-cell>
          <table:table-cell table:style-name="ce18" office:value-type="string" calcext:value-type="string">
            <text:p>3471092 </text:p>
          </table:table-cell>
          <table:table-cell table:style-name="ce25" office:value-type="string" calcext:value-type="string">
            <text:p>BLM18AG102SH1D</text:p>
          </table:table-cell>
          <table:table-cell table:style-name="ce46" office:value-type="float" office:value="0.0319" calcext:value-type="float">
            <text:p>0,03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51" calcext:value-type="float">
            <text:p>0,05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39-0803</text:p>
          </table:table-cell>
          <table:table-cell table:style-name="ce15" office:value-type="string" calcext:value-type="string">
            <text:p>BLM18AG102SH1D</text:p>
          </table:table-cell>
          <table:table-cell table:style-name="ce72" office:value-type="float" office:value="0.025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 calcext:value-type="float">
            <text:p>29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VOR1142B4</text:p>
          </table:table-cell>
          <table:table-cell table:style-name="ce24" office:value-type="string" calcext:value-type="string">
            <text:p>SMD DIP-4</text:p>
          </table:table-cell>
          <table:table-cell table:style-name="ce167" office:value-type="string" calcext:value-type="string">
            <text:p>OK1, OK2, OK3</text:p>
          </table:table-cell>
          <table:table-cell table:style-name="ce14" office:value-type="string" calcext:value-type="string">
            <text:p>2889672</text:p>
          </table:table-cell>
          <table:table-cell table:style-name="ce14" office:value-type="string" calcext:value-type="string">
            <text:p>VOR1142B4 </text:p>
          </table:table-cell>
          <table:table-cell table:style-name="ce45" office:value-type="float" office:value="1.66" calcext:value-type="float">
            <text:p>1,6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VOR1142B4-ND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-VOR1142B4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266</text:p>
          </table:table-cell>
          <table:table-cell table:style-name="ce14" office:value-type="string" calcext:value-type="string">
            <text:p>VOR1142B4</text:p>
          </table:table-cell>
          <table:table-cell table:style-name="ce71" office:value-type="float" office:value="1.416" calcext:value-type="float">
            <text:p>1,41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RS" calcext:value-type="string">
            <text:p>RS</text:p>
          </table:table-cell>
          <table:table-cell table:style-name="ce122" table:formula="of:=IF([.B31]&lt;&gt;&quot;&quot;;MIN([.H31];[.K31];[.N31];[.R31];[.U31]);&quot;&quot;)" office:value-type="currency" office:currency="EUR" office:value="1.416" calcext:value-type="currency">
            <text:p>1,416 €</text:p>
          </table:table-cell>
          <table:table-cell table:style-name="ce116" table:formula="of:=[.B31]" office:value-type="float" office:value="3" calcext:value-type="float">
            <text:p>3</text:p>
          </table:table-cell>
          <table:table-cell table:style-name="ce133" table:formula="of:=[.Z31]*[.AA31]" office:value-type="float" office:value="4.248" calcext:value-type="float">
            <text:p>4,2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CPC3902ZTR</text:p>
          </table:table-cell>
          <table:table-cell table:style-name="ce25" office:value-type="string" calcext:value-type="string">
            <text:p>SOT-223</text:p>
          </table:table-cell>
          <table:table-cell table:style-name="ce18" office:value-type="string" calcext:value-type="string">
            <text:p>Q1, Q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CLA4156-1-ND</text:p>
          </table:table-cell>
          <table:table-cell table:style-name="ce72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49-CPC3902ZTR</text:p>
          </table:table-cell>
          <table:table-cell table:style-name="ce72" office:value-type="float" office:value="0.576" calcext:value-type="float">
            <text:p>0,576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CPC3902ZTR</text:p>
          </table:table-cell>
          <table:table-cell table:style-name="ce46" office:value-type="float" office:value="0.31" calcext:value-type="float">
            <text:p>0,31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1" calcext:value-type="currency">
            <text:p>0,310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62" calcext:value-type="float">
            <text:p>0,6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SS214NH6327XTSA1</text:p>
          </table:table-cell>
          <table:table-cell table:style-name="ce24" office:value-type="string" calcext:value-type="string">
            <text:p>SOT-23</text:p>
          </table:table-cell>
          <table:table-cell table:style-name="ce167" office:value-type="string" calcext:value-type="string">
            <text:p>Q3, Q4</text:p>
          </table:table-cell>
          <table:table-cell table:style-name="ce14" office:value-type="string" calcext:value-type="string">
            <text:p>248065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14NH6327XTSA1CT-ND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214NH6327</text:p>
          </table:table-cell>
          <table:table-cell table:style-name="ce71" office:value-type="float" office:value="0.224" calcext:value-type="float">
            <text:p>0,22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7-0058</text:p>
          </table:table-cell>
          <table:table-cell table:style-name="ce14" office:value-type="string" calcext:value-type="string">
            <text:p>BSS214NH6327XTSA1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7" calcext:value-type="currency">
            <text:p>0,070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, R19</text:p>
          </table:table-cell>
          <table:table-cell table:style-name="ce18" office:value-type="string" calcext:value-type="string">
            <text:p>2861899</text:p>
          </table:table-cell>
          <table:table-cell table:style-name="ce25" office:value-type="string" calcext:value-type="string">
            <text:p>CRGCQ0805J47R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<text:s/>223-0253</text:p>
          </table:table-cell>
          <table:table-cell table:style-name="ce15" office:value-type="string" calcext:value-type="string">
            <text:p>CRG0805F47R</text:p>
          </table:table-cell>
          <table:table-cell table:style-name="ce72" office:value-type="float" office:value="0.01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SMD0805-47R-1%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4]&lt;&gt;&quot;&quot;;&quot;&quot;;[.B34])" office:value-type="float" office:value="2" calcext:value-type="float">
            <text:p>2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0.0065" calcext:value-type="currency">
            <text:p>0,007 €</text:p>
          </table:table-cell>
          <table:table-cell table:style-name="ce116" table:formula="of:=[.B34]" office:value-type="float" office:value="2" calcext:value-type="float">
            <text:p>2</text:p>
          </table:table-cell>
          <table:table-cell table:style-name="ce133" table:formula="of:=[.Z34]*[.AA34]" office:value-type="float" office:value="0.013" calcext:value-type="float">
            <text:p>0,0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1M5 0.1%</text:p>
          </table:table-cell>
          <table:table-cell table:style-name="ce24" office:value-type="float" office:value="1206" calcext:value-type="float">
            <text:p>1206</text:p>
          </table:table-cell>
          <table:table-cell table:style-name="ce167" office:value-type="string" calcext:value-type="string">
            <text:p>R1, R3, R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RG3216P-1504-B-T1</text:p>
          </table:table-cell>
          <table:table-cell table:style-name="ce71" office:value-type="float" office:value="0.351" calcext:value-type="float">
            <text:p>0,35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1504B-T1</text:p>
          </table:table-cell>
          <table:table-cell table:style-name="ce71" office:value-type="float" office:value="0.263" calcext:value-type="float">
            <text:p>0,2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3" calcext:value-type="float">
            <text:p>3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22" table:formula="of:=IF([.B35]&lt;&gt;&quot;&quot;;MIN([.H35];[.K35];[.N35];[.R35];[.U35]);&quot;&quot;)" office:value-type="currency" office:currency="EUR" office:value="0.263" calcext:value-type="currency">
            <text:p>0,263 €</text:p>
          </table:table-cell>
          <table:table-cell table:style-name="ce116" table:formula="of:=[.B35]" office:value-type="float" office:value="3" calcext:value-type="float">
            <text:p>3</text:p>
          </table:table-cell>
          <table:table-cell table:style-name="ce133" table:formula="of:=[.Z35]*[.AA35]" office:value-type="float" office:value="0.789" calcext:value-type="float">
            <text:p>0,7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0, R12, R53, R54</text:p>
          </table:table-cell>
          <table:table-cell table:style-name="ce18" office:value-type="string" calcext:value-type="string">
            <text:p>2447556</text:p>
          </table:table-cell>
          <table:table-cell table:style-name="ce25" office:value-type="string" calcext:value-type="string">
            <text:p>MCWR08X10R0FTL</text:p>
          </table:table-cell>
          <table:table-cell table:style-name="ce46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2019-RK73H2ATTD10R0FCT-ND</text:p>
          </table:table-cell>
          <table:table-cell table:style-name="ce72" office:value-type="float" office:value="0.029" calcext:value-type="float">
            <text:p>0,02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0R0ELF</text:p>
          </table:table-cell>
          <table:table-cell table:style-name="ce72" office:value-type="float" office:value="0.012" calcext:value-type="float">
            <text:p>0,01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740-8987</text:p>
          </table:table-cell>
          <table:table-cell table:style-name="ce15" office:value-type="string" calcext:value-type="string">
            <text:p>CR0805-FX-10R0ELF</text:p>
          </table:table-cell>
          <table:table-cell table:style-name="ce72" office:value-type="float" office:value="0.065" calcext:value-type="float">
            <text:p>0,065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J0111T5E</text:p>
          </table:table-cell>
          <table:table-cell table:style-name="ce46" office:value-type="float" office:value="0.01255" calcext:value-type="float">
            <text:p>0,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2" table:formula="of:=IF([.B36]&lt;&gt;&quot;&quot;;MIN([.H36];[.K36];[.N36];[.R36];[.U36]);&quot;&quot;)" office:value-type="currency" office:currency="EUR" office:value="0.0086" calcext:value-type="currency">
            <text:p>0,009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0.0172" calcext:value-type="float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A10L0</text:p>
          </table:table-cell>
          <table:table-cell table:style-name="ce24" office:value-type="string" calcext:value-type="string">
            <text:p>2512, low TCR</text:p>
          </table:table-cell>
          <table:table-cell table:style-name="ce167" office:value-type="string" calcext:value-type="string">
            <text:p>R11, R35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2" calcext:value-type="float">
            <text:p>2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1.08" calcext:value-type="currency">
            <text:p>1,080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3</text:p>
          </table:table-cell>
          <table:table-cell table:style-name="ce18" office:value-type="string" calcext:value-type="string">
            <text:p>2447576</text:p>
          </table:table-cell>
          <table:table-cell table:style-name="ce25" office:value-type="string" calcext:value-type="string">
            <text:p>MCWR08X15R0F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5.0CRCT-ND </text:p>
          </table:table-cell>
          <table:table-cell table:style-name="ce72" office:value-type="float" office:value="0.035" calcext:value-type="float">
            <text:p>0,03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6ENF15R0V</text:p>
          </table:table-cell>
          <table:table-cell table:style-name="ce72" office:value-type="float" office:value="0.055" calcext:value-type="float">
            <text:p>0,05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180</text:p>
          </table:table-cell>
          <table:table-cell table:style-name="ce15" office:value-type="string" calcext:value-type="string">
            <text:p>CRG0805F15R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150JT5E</text:p>
          </table:table-cell>
          <table:table-cell table:style-name="ce46" office:value-type="float" office:value="0.0142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8]&lt;&gt;&quot;&quot;;&quot;&quot;;[.B38])" office:value-type="float" office:value="1" calcext:value-type="float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2" table:formula="of:=IF([.B38]&lt;&gt;&quot;&quot;;MIN([.H38];[.K38];[.N38];[.R38];[.U38]);&quot;&quot;)" office:value-type="currency" office:currency="EUR" office:value="0.0094" calcext:value-type="currency">
            <text:p>0,009 €</text:p>
          </table:table-cell>
          <table:table-cell table:style-name="ce116" table:formula="of:=[.B38]" office:value-type="float" office:value="1" calcext:value-type="float">
            <text:p>1</text:p>
          </table:table-cell>
          <table:table-cell table:style-name="ce133" table:formula="of:=[.Z38]*[.AA38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 calcext:value-type="float">
            <text:p>3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50R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64-1183-1-ND</text:p>
          </table:table-cell>
          <table:table-cell table:style-name="ce71" office:value-type="float" office:value="1.099" calcext:value-type="float">
            <text:p>1,0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TNPW120650R0BEEN</text:p>
          </table:table-cell>
          <table:table-cell table:style-name="ce71" office:value-type="float" office:value="0.697" calcext:value-type="float">
            <text:p>0,6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AR06BTCV0500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9]&lt;&gt;&quot;&quot;;&quot;&quot;;[.B39])" office:value-type="float" office:value="1" calcext:value-type="float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12657" calcext:value-type="currency">
            <text:p>0,127 €</text:p>
          </table:table-cell>
          <table:table-cell table:style-name="ce116" table:formula="of:=[.B39]" office:value-type="float" office:value="1" calcext:value-type="float">
            <text:p>1</text:p>
          </table:table-cell>
          <table:table-cell table:style-name="ce133" table:formula="of:=[.Z39]*[.AA39]" office:value-type="float" office:value="0.12657" calcext:value-type="float">
            <text:p>0,1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7, R18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2" calcext:value-type="float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2" table:formula="of:=IF([.B40]&lt;&gt;&quot;&quot;;MIN([.H40];[.K40];[.N40];[.R40];[.U40]);&quot;&quot;)" office:value-type="currency" office:currency="EUR" office:value="0.013" calcext:value-type="currency">
            <text:p>0,013 €</text:p>
          </table:table-cell>
          <table:table-cell table:style-name="ce116" table:formula="of:=[.B40]" office:value-type="float" office:value="2" calcext:value-type="float">
            <text:p>2</text:p>
          </table:table-cell>
          <table:table-cell table:style-name="ce133" table:formula="of:=[.Z40]*[.AA40]" office:value-type="float" office:value="0.026" calcext:value-type="float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9, R31, R36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1]&lt;&gt;&quot;&quot;;&quot;&quot;;[.B41])" office:value-type="float" office:value="3" calcext:value-type="float">
            <text:p>3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2" table:formula="of:=IF([.B41]&lt;&gt;&quot;&quot;;MIN([.H41];[.K41];[.N41];[.R41];[.U41]);&quot;&quot;)" office:value-type="currency" office:currency="EUR" office:value="0.0097" calcext:value-type="currency">
            <text:p>0,010 €</text:p>
          </table:table-cell>
          <table:table-cell table:style-name="ce116" table:formula="of:=[.B41]" office:value-type="float" office:value="3" calcext:value-type="float">
            <text:p>3</text:p>
          </table:table-cell>
          <table:table-cell table:style-name="ce133" table:formula="of:=[.Z41]*[.AA41]" office:value-type="float" office:value="0.0291" calcext:value-type="float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4, R16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76</text:p>
          </table:table-cell>
          <table:table-cell table:style-name="ce15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2]&lt;&gt;&quot;&quot;;&quot;&quot;;[.B42])" office:value-type="float" office:value="3" calcext:value-type="float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2" table:formula="of:=IF([.B42]&lt;&gt;&quot;&quot;;MIN([.H42];[.K42];[.N42];[.R42];[.U42]);&quot;&quot;)" office:value-type="currency" office:currency="EUR" office:value="0.0189" calcext:value-type="currency">
            <text:p>0,019 €</text:p>
          </table:table-cell>
          <table:table-cell table:style-name="ce116" table:formula="of:=[.B42]" office:value-type="float" office:value="3" calcext:value-type="float">
            <text:p>3</text:p>
          </table:table-cell>
          <table:table-cell table:style-name="ce133" table:formula="of:=[.Z42]*[.AA42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0, R2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2" calcext:value-type="float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2" table:formula="of:=IF([.B43]&lt;&gt;&quot;&quot;;MIN([.H43];[.K43];[.N43];[.R43];[.U43]);&quot;&quot;)" office:value-type="currency" office:currency="EUR" office:value="0.356" calcext:value-type="currency">
            <text:p>0,356 €</text:p>
          </table:table-cell>
          <table:table-cell table:style-name="ce116" table:formula="of:=[.B43]" office:value-type="float" office:value="2" calcext:value-type="float">
            <text:p>2</text:p>
          </table:table-cell>
          <table:table-cell table:style-name="ce133" table:formula="of:=[.Z43]*[.AA43]" office:value-type="float" office:value="0.712" calcext:value-type="float">
            <text:p>0,7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22, R25, R39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4]&lt;&gt;&quot;&quot;;&quot;&quot;;[.B44])" office:value-type="float" office:value="3" calcext:value-type="float">
            <text:p>3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12657" calcext:value-type="currency">
            <text:p>0,127 €</text:p>
          </table:table-cell>
          <table:table-cell table:style-name="ce116" table:formula="of:=[.B44]" office:value-type="float" office:value="3" calcext:value-type="float">
            <text:p>3</text:p>
          </table:table-cell>
          <table:table-cell table:style-name="ce133" table:formula="of:=[.Z44]*[.AA44]" office:value-type="float" office:value="0.37971" calcext:value-type="float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3, R24, R37, R38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5]&lt;&gt;&quot;&quot;;&quot;&quot;;[.B45])" office:value-type="float" office:value="4" calcext:value-type="float">
            <text:p>4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2657" calcext:value-type="currency">
            <text:p>0,127 €</text:p>
          </table:table-cell>
          <table:table-cell table:style-name="ce116" table:formula="of:=[.B45]" office:value-type="float" office:value="4" calcext:value-type="float">
            <text:p>4</text:p>
          </table:table-cell>
          <table:table-cell table:style-name="ce133" table:formula="of:=[.Z45]*[.AA45]" office:value-type="float" office:value="0.50628" calcext:value-type="float">
            <text:p>0,5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6, R29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6]&lt;&gt;&quot;&quot;;&quot;&quot;;[.B46])" office:value-type="float" office:value="2" calcext:value-type="float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72" calcext:value-type="currency">
            <text:p>0,007 €</text:p>
          </table:table-cell>
          <table:table-cell table:style-name="ce116" table:formula="of:=[.B46]" office:value-type="float" office:value="2" calcext:value-type="float">
            <text:p>2</text:p>
          </table:table-cell>
          <table:table-cell table:style-name="ce133" table:formula="of:=[.Z46]*[.AA46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27, R28, R33, R51, R52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7]&lt;&gt;&quot;&quot;;&quot;&quot;;[.B47])" office:value-type="float" office:value="5" calcext:value-type="float">
            <text:p>5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 calcext:value-type="currency">
            <text:p>0,002 €</text:p>
          </table:table-cell>
          <table:table-cell table:style-name="ce116" table:formula="of:=[.B47]" office:value-type="float" office:value="5" calcext:value-type="float">
            <text:p>5</text:p>
          </table:table-cell>
          <table:table-cell table:style-name="ce133" table:formula="of:=[.Z47]*[.AA47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R</text:p>
          </table:table-cell>
          <table:table-cell table:style-name="ce25" office:value-type="string" calcext:value-type="string">
            <text:p>1206, low TCR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</text:p>
          </table:table-cell>
          <table:table-cell table:style-name="ce72" office:value-type="float" office:value="0.393" calcext:value-type="float">
            <text:p>0,39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330</text:p>
          </table:table-cell>
          <table:table-cell table:style-name="ce46" office:value-type="float" office:value="0.1315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1315" calcext:value-type="currency">
            <text:p>0,132 €</text:p>
          </table:table-cell>
          <table:table-cell table:style-name="ce116" table:formula="of:=[.B48]" office:value-type="float" office:value="1" calcext:value-type="float">
            <text:p>1</text:p>
          </table:table-cell>
          <table:table-cell table:style-name="ce133" table:formula="of:=[.Z48]*[.AA48]" office:value-type="float" office:value="0.1315" calcext:value-type="float">
            <text:p>0,1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0R33</text:p>
          </table:table-cell>
          <table:table-cell table:style-name="ce24" office:value-type="string" calcext:value-type="string">
            <text:p>1210, low TCR</text:p>
          </table:table-cell>
          <table:table-cell table:style-name="ce167" office:value-type="string" calcext:value-type="string">
            <text:p>R3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A138567CT-ND</text:p>
          </table:table-cell>
          <table:table-cell table:style-name="ce71" office:value-type="float" office:value="0.316" calcext:value-type="float">
            <text:p>0,31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RL73H2ER33FTD</text:p>
          </table:table-cell>
          <table:table-cell table:style-name="ce71" office:value-type="float" office:value="0.247" calcext:value-type="float">
            <text:p>0,24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247" calcext:value-type="currency">
            <text:p>0,247 €</text:p>
          </table:table-cell>
          <table:table-cell table:style-name="ce116" table:formula="of:=[.B49]" office:value-type="float" office:value="1" calcext:value-type="float">
            <text:p>1</text:p>
          </table:table-cell>
          <table:table-cell table:style-name="ce133" table:formula="of:=[.Z49]*[.AA49]" office:value-type="float" office:value="0.247" calcext:value-type="float">
            <text:p>0,2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1K</text:p>
          </table:table-cell>
          <table:table-cell table:style-name="ce25"/>
          <table:table-cell table:style-name="ce18" office:value-type="string" calcext:value-type="string">
            <text:p>R34, R43, R44, R45, R46, R47, R48, R49, R50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427</text:p>
          </table:table-cell>
          <table:table-cell table:style-name="ce15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50]&lt;&gt;&quot;&quot;;&quot;&quot;;[.B50])" office:value-type="float" office:value="9" calcext:value-type="float">
            <text:p>9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0.015" calcext:value-type="currency">
            <text:p>0,015 €</text:p>
          </table:table-cell>
          <table:table-cell table:style-name="ce116" table:formula="of:=[.B50]" office:value-type="float" office:value="9" calcext:value-type="float">
            <text:p>9</text:p>
          </table:table-cell>
          <table:table-cell table:style-name="ce133" table:formula="of:=[.Z50]*[.AA50]" office:value-type="float" office:value="0.135" calcext:value-type="float">
            <text:p>0,1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10K5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6</text:p>
          </table:table-cell>
          <table:table-cell table:style-name="ce14" office:value-type="string" calcext:value-type="string">
            <text:p>2338266</text:p>
          </table:table-cell>
          <table:table-cell table:style-name="ce14" office:value-type="string" calcext:value-type="string">
            <text:p>MCWF12R1052BTL</text:p>
          </table:table-cell>
          <table:table-cell table:style-name="ce45" office:value-type="float" office:value="0.249" calcext:value-type="float">
            <text:p>0,24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40954CT-ND</text:p>
          </table:table-cell>
          <table:table-cell table:style-name="ce71" office:value-type="float" office:value="0.621" calcext:value-type="float">
            <text:p>0,62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1052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2" table:formula="of:=IF([.B51]&lt;&gt;&quot;&quot;;MIN([.H51];[.K51];[.N51];[.R51];[.U51]);&quot;&quot;)" office:value-type="currency" office:currency="EUR" office:value="0.226" calcext:value-type="currency">
            <text:p>0,226 €</text:p>
          </table:table-cell>
          <table:table-cell table:style-name="ce116" table:formula="of:=[.B51]" office:value-type="float" office:value="1" calcext:value-type="float">
            <text:p>1</text:p>
          </table:table-cell>
          <table:table-cell table:style-name="ce133" table:formula="of:=[.Z51]*[.AA51]" office:value-type="float" office:value="0.226" calcext:value-type="float">
            <text:p>0,226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2K5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7</text:p>
          </table:table-cell>
          <table:table-cell table:style-name="ce18" office:value-type="string" calcext:value-type="string">
            <text:p>2338651</text:p>
          </table:table-cell>
          <table:table-cell table:style-name="ce25" office:value-type="string" calcext:value-type="string">
            <text:p>MCWF12R8252BTL</text:p>
          </table:table-cell>
          <table:table-cell table:style-name="ce46" office:value-type="float" office:value="0.249" calcext:value-type="float">
            <text:p>0,24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Q73C2B82K5BTD</text:p>
          </table:table-cell>
          <table:table-cell table:style-name="ce72" office:value-type="float" office:value="0.621" calcext:value-type="float">
            <text:p>0,62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8252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 calcext:value-type="float">
            <text:p>1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2" table:formula="of:=IF([.B52]&lt;&gt;&quot;&quot;;MIN([.H52];[.K52];[.N52];[.R52];[.U52]);&quot;&quot;)" office:value-type="currency" office:currency="EUR" office:value="0.226" calcext:value-type="currency">
            <text:p>0,226 €</text:p>
          </table:table-cell>
          <table:table-cell table:style-name="ce116" table:formula="of:=[.B52]" office:value-type="float" office:value="1" calcext:value-type="float">
            <text:p>1</text:p>
          </table:table-cell>
          <table:table-cell table:style-name="ce133" table:formula="of:=[.Z52]*[.AA52]" office:value-type="float" office:value="0.226" calcext:value-type="float">
            <text:p>0,22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0R220</text:p>
          </table:table-cell>
          <table:table-cell table:style-name="ce24" office:value-type="string" calcext:value-type="string">
            <text:p>1210</text:p>
          </table:table-cell>
          <table:table-cell table:style-name="ce167" office:value-type="string" calcext:value-type="string">
            <text:p>R8</text:p>
          </table:table-cell>
          <table:table-cell table:style-name="ce14" office:value-type="string" calcext:value-type="string">
            <text:p>1717924</text:p>
          </table:table-cell>
          <table:table-cell table:style-name="ce14" office:value-type="string" calcext:value-type="string">
            <text:p>ERJ14BQFR22U</text:p>
          </table:table-cell>
          <table:table-cell table:style-name="ce45"/>
          <table:table-cell table:style-name="ce52"/>
          <table:table-cell table:style-name="ce63" office:value-type="string" calcext:value-type="string">
            <text:p>RCWE.22FCT-ND</text:p>
          </table:table-cell>
          <table:table-cell table:style-name="ce71" office:value-type="float" office:value="0.438" calcext:value-type="float">
            <text:p>0,43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RCWE1210R220FKEA</text:p>
          </table:table-cell>
          <table:table-cell table:style-name="ce71" office:value-type="float" office:value="0.318" calcext:value-type="float">
            <text:p>0,31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1-3433</text:p>
          </table:table-cell>
          <table:table-cell table:style-name="ce14" office:value-type="string" calcext:value-type="string">
            <text:p>ERJ14BQFR22U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3]&lt;&gt;&quot;&quot;;&quot;&quot;;[.B53])" office:value-type="float" office:value="1" calcext:value-type="float">
            <text:p>1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2" table:formula="of:=IF([.B53]&lt;&gt;&quot;&quot;;MIN([.H53];[.K53];[.N53];[.R53];[.U53]);&quot;&quot;)" office:value-type="currency" office:currency="EUR" office:value="0.2" calcext:value-type="currency">
            <text:p>0,200 €</text:p>
          </table:table-cell>
          <table:table-cell table:style-name="ce116" table:formula="of:=[.B53]" office:value-type="float" office:value="1" calcext:value-type="float">
            <text:p>1</text:p>
          </table:table-cell>
          <table:table-cell table:style-name="ce133" table:formula="of:=[.Z53]*[.AA53]" office:value-type="float" office:value="0.2" calcext:value-type="float">
            <text:p>0,2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SD12VL1BA,115</text:p>
          </table:table-cell>
          <table:table-cell table:style-name="ce25" office:value-type="string" calcext:value-type="string">
            <text:p>SOD-323</text:p>
          </table:table-cell>
          <table:table-cell table:style-name="ce18" office:value-type="string" calcext:value-type="string">
            <text:p>TVS1</text:p>
          </table:table-cell>
          <table:table-cell table:style-name="ce18" office:value-type="string" calcext:value-type="string">
            <text:p>8737363</text:p>
          </table:table-cell>
          <table:table-cell table:style-name="ce25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,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,29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08-024</text:p>
          </table:table-cell>
          <table:table-cell table:style-name="ce15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,126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26" calcext:value-type="currency">
            <text:p>0,126 €</text:p>
          </table:table-cell>
          <table:table-cell table:style-name="ce116" table:formula="of:=[.B54]" office:value-type="float" office:value="1" calcext:value-type="float">
            <text:p>1</text:p>
          </table:table-cell>
          <table:table-cell table:style-name="ce133" table:formula="of:=[.Z54]*[.AA54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 calcext:value-type="float">
            <text:p>5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float" office:value="691322310008" calcext:value-type="float">
            <text:p>691322310008</text:p>
          </table:table-cell>
          <table:table-cell table:style-name="ce24" office:value-type="string" calcext:value-type="string">
            <text:p><text:span text:style-name="T1">THT</text:span>, 8-pin 3.81mm terminal block header, male pins</text:p>
          </table:table-cell>
          <table:table-cell table:style-name="ce167" office:value-type="string" calcext:value-type="string">
            <text:p>X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32-2093-ND</text:p>
          </table:table-cell>
          <table:table-cell table:style-name="ce71" office:value-type="float" office:value="1.39" calcext:value-type="float">
            <text:p>1,3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310008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61</text:p>
          </table:table-cell>
          <table:table-cell table:style-name="ce14" office:value-type="float" office:value="691322310008" calcext:value-type="float">
            <text:p>691322310008</text:p>
          </table:table-cell>
          <table:table-cell table:style-name="ce71" office:value-type="float" office:value="1.47" calcext:value-type="float">
            <text:p>1,47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15EDGRC3.81-08P</text:p>
          </table:table-cell>
          <table:table-cell table:style-name="ce45" office:value-type="float" office:value="0.6616" calcext:value-type="float">
            <text:p>0,662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5]" office:value-type="float" office:value="1" calcext:value-type="float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0.6616" calcext:value-type="currency">
            <text:p>0,662 €</text:p>
          </table:table-cell>
          <table:table-cell table:style-name="ce116" table:formula="of:=[.B55]" office:value-type="float" office:value="1" calcext:value-type="float">
            <text:p>1</text:p>
          </table:table-cell>
          <table:table-cell table:style-name="ce133" table:formula="of:=[.Z55]*[.AA55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125-2214A0BS230A1</text:p>
          </table:table-cell>
          <table:table-cell table:style-name="ce25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8" office:value-type="string" calcext:value-type="string">
            <text:p>X2, X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56]" office:value-type="float" office:value="2" calcext:value-type="float">
            <text:p>2</text:p>
          </table:table-cell>
          <table:table-cell table:style-name="ce79" table:formula="of:=IF([.W56]&lt;&gt;&quot;&quot;;&quot;&quot;;[.B56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 calcext:value-type="float">
            <text:p>5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4" office:value-type="string" calcext:value-type="string">
            <text:p>SOD-123</text:p>
          </table:table-cell>
          <table:table-cell table:style-name="ce167" office:value-type="string" calcext:value-type="string">
            <text:p>ZD1</text:p>
          </table:table-cell>
          <table:table-cell table:style-name="ce14" office:value-type="string" calcext:value-type="string">
            <text:p>1431272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SZ5230BT1GOSCT-ND </text:p>
          </table:table-cell>
          <table:table-cell table:style-name="ce71" office:value-type="float" office:value="0.148" calcext:value-type="float">
            <text:p>0,1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SZ5230B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45-3033</text:p>
          </table:table-cell>
          <table:table-cell table:style-name="ce14" office:value-type="string" calcext:value-type="string">
            <text:p>MMSZ5230BT1G</text:p>
          </table:table-cell>
          <table:table-cell table:style-name="ce71" office:value-type="float" office:value="0.173" calcext:value-type="float">
            <text:p>0,17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57]&lt;&gt;&quot;&quot;;&quot;&quot;;[.B57])" office:value-type="float" office:value="1" calcext:value-type="float">
            <text:p>1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0326" calcext:value-type="currency">
            <text:p>0,033 €</text:p>
          </table:table-cell>
          <table:table-cell table:style-name="ce116" table:formula="of:=[.B57]" office:value-type="float" office:value="1" calcext:value-type="float">
            <text:p>1</text:p>
          </table:table-cell>
          <table:table-cell table:style-name="ce133" table:formula="of:=[.Z57]*[.AA57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13:.W57])" office:value-type="float" office:value="9" calcext:value-type="float">
            <text:p>9</text:p>
          </table:table-cell>
          <table:table-cell table:style-name="ce110" table:formula="of:=SUM([.X13:.X57])" office:value-type="float" office:value="85" calcext:value-type="float">
            <text:p>8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57])" office:value-type="currency" office:currency="EUR" office:value="53.77847" calcext:value-type="currency">
            <text:p>53,78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3"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470p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29, C30, C31, C32, C50, C51, C52, C53 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24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35, C4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36, C37, C38, C39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float" office:value="1206" calcext:value-type="float">
            <text:p>1206</text:p>
          </table:table-cell>
          <table:table-cell table:style-name="ce14" office:value-type="string" calcext:value-type="string">
            <text:p>C4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15n</text:p>
          </table:table-cell>
          <table:table-cell table:style-name="ce25" office:value-type="float" office:value="603" calcext:value-type="float">
            <text:p>603</text:p>
          </table:table-cell>
          <table:table-cell table:style-name="ce18" office:value-type="string" calcext:value-type="string">
            <text:p>C42, C43, C44, C45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8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R-EU_R0805</text:p>
          </table:table-cell>
          <table:table-cell table:style-name="ce18" office:value-type="string" calcext:value-type="string">
            <text:p>R4, R9, R40, R41, R42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459" calcext:value-type="currency">
            <text:p>0,459 €</text:p>
          </table:table-cell>
          <table:table-cell table:style-name="ce116" table:formula="of:=[.B73]" office:value-type="float" office:value="2" calcext:value-type="float">
            <text:p>2</text:p>
          </table:table-cell>
          <table:table-cell table:style-name="ce133" table:formula="of:=[.Z73]*[.AA73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312" calcext:value-type="currency">
            <text:p>0,312 €</text:p>
          </table:table-cell>
          <table:table-cell table:style-name="ce116" table:formula="of:=[.B74]" office:value-type="float" office:value="2" calcext:value-type="float">
            <text:p>2</text:p>
          </table:table-cell>
          <table:table-cell table:style-name="ce133" table:formula="of:=[.Z74]*[.AA74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THT;</text:p>
          </table:table-cell>
          <table:table-cell table:style-name="ce14" office:value-type="string" calcext:value-type="string">
            <text:p>JP5, JP6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75]" office:value-type="float" office:value="2" calcext:value-type="float">
            <text:p>2</text:p>
          </table:table-cell>
          <table:table-cell table:style-name="ce78" table:formula="of:=IF([.W75]&lt;&gt;&quot;&quot;;&quot;&quot;;[.B75])">
            <text:p/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0127" calcext:value-type="currency">
            <text:p>0,013 €</text:p>
          </table:table-cell>
          <table:table-cell table:style-name="ce116" table:formula="of:=[.B75]" office:value-type="float" office:value="2" calcext:value-type="float">
            <text:p>2</text:p>
          </table:table-cell>
          <table:table-cell table:style-name="ce133" table:formula="of:=[.Z75]*[.AA75]" office:value-type="float" office:value="0.0254" calcext:value-type="float">
            <text:p>0,02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JUMPER-2.0/R</text:p>
          </table:table-cell>
          <table:table-cell table:style-name="ce25"/>
          <table:table-cell table:style-name="ce18" office:value-type="string" calcext:value-type="string">
            <text:p>JP5, JP6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18" office:value-type="string" calcext:value-type="string">
            <text:p>JUMPER-2.0/R</text:p>
          </table:table-cell>
          <table:table-cell table:style-name="ce46" office:value-type="float" office:value="0.04373" calcext:value-type="float">
            <text:p>0,044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/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0.04373" calcext:value-type="currency">
            <text:p>0,044 €</text:p>
          </table:table-cell>
          <table:table-cell table:style-name="ce116" table:formula="of:=[.B76]" office:value-type="float" office:value="2" calcext:value-type="float">
            <text:p>2</text:p>
          </table:table-cell>
          <table:table-cell table:style-name="ce133" table:formula="of:=[.Z76]*[.AA76]" office:value-type="float" office:value="0.08746" calcext:value-type="float">
            <text:p>0,087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04100008</text:p>
          </table:table-cell>
          <table:table-cell table:style-name="ce24" office:value-type="string" calcext:value-type="string">
            <text:p>8-pin 3.81mm push-in connector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277-12329-ND</text:p>
          </table:table-cell>
          <table:table-cell table:style-name="ce71" office:value-type="float" office:value="7.41" calcext:value-type="float">
            <text:p>7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748037</text:p>
          </table:table-cell>
          <table:table-cell table:style-name="ce71" office:value-type="float" office:value="7.44" calcext:value-type="float">
            <text:p>7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5-4361</text:p>
          </table:table-cell>
          <table:table-cell table:style-name="ce14" office:value-type="string" calcext:value-type="string">
            <text:p>691304100008</text:p>
          </table:table-cell>
          <table:table-cell table:style-name="ce71" office:value-type="float" office:value="8.9" calcext:value-type="float">
            <text:p>8,900</text:p>
          </table:table-cell>
          <table:table-cell table:style-name="ce78" office:value-type="float" office:value="1" calcext:value-type="float">
            <text:p>1</text:p>
          </table:table-cell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Digikey" calcext:value-type="string">
            <text:p>Digikey</text:p>
          </table:table-cell>
          <table:table-cell table:style-name="ce122" table:formula="of:=IF([.B77]&lt;&gt;&quot;&quot;;MIN([.H77];[.K77];[.N77];[.R77];[.U77]);&quot;&quot;)" office:value-type="currency" office:currency="EUR" office:value="7.41" calcext:value-type="currency">
            <text:p>7,410 €</text:p>
          </table:table-cell>
          <table:table-cell table:style-name="ce116" table:formula="of:=[.B77]" office:value-type="float" office:value="1" calcext:value-type="float">
            <text:p>1</text:p>
          </table:table-cell>
          <table:table-cell table:style-name="ce133" table:formula="of:=[.Z77]*[.AA77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6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73:.AB77])" office:value-type="currency" office:currency="EUR" office:value="9.06486" calcext:value-type="currency">
            <text:p>9,0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4" table:number-columns-spanned="19" table:number-rows-spanned="1"/>
          <table:covered-table-cell table:style-name="ce174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4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81]*[.AA81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7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1:.AB81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10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58]+[.AB82]+[.AB78]" office:value-type="currency" office:currency="EUR" office:value="71.63933" calcext:value-type="currency">
            <text:p>71,64 €</text:p>
          </table:table-cell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3"/>
          <table:covered-table-cell table:style-name="ce191"/>
          <table:covered-table-cell table:number-columns-repeated="2" table:style-name="ce163"/>
          <table:covered-table-cell table:style-name="ce217"/>
          <table:covered-table-cell table:style-name="ce163"/>
          <table:table-cell table:style-name="ce163"/>
          <table:table-cell table:style-name="ce217"/>
          <table:table-cell table:style-name="ce163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6" table:number-columns-repeated="2"/>
          <table:table-cell table:style-name="Default"/>
          <table:table-cell table:style-name="ce192"/>
          <table:table-cell table:style-name="ce163" table:number-columns-repeated="2"/>
          <table:table-cell table:style-name="ce217"/>
          <table:table-cell table:style-name="ce163" table:number-columns-repeated="2"/>
          <table:table-cell table:style-name="ce217"/>
          <table:table-cell table:style-name="ce163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6"/>
          <table:covered-table-cell table:style-name="Default"/>
          <table:covered-table-cell table:style-name="ce192"/>
          <table:covered-table-cell table:number-columns-repeated="2" table:style-name="ce163"/>
          <table:covered-table-cell table:style-name="ce217"/>
          <table:covered-table-cell table:style-name="ce163"/>
          <table:table-cell table:style-name="ce163"/>
          <table:table-cell table:style-name="ce217"/>
          <table:table-cell table:style-name="ce163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1"/>
          <table:table-cell table:style-name="ce163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3"/>
          <table:covered-table-cell table:style-name="ce191"/>
          <table:covered-table-cell table:number-columns-repeated="2" table:style-name="ce163"/>
          <table:covered-table-cell table:style-name="ce217"/>
          <table:covered-table-cell table:style-name="ce163"/>
          <table:table-cell table:style-name="ce163"/>
          <table:table-cell table:style-name="ce217"/>
          <table:table-cell table:style-name="ce163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Default"/>
          <table:table-cell table:style-name="ce163" table:number-columns-repeated="4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154"/>
          <table:table-cell table:style-name="ce38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154"/>
          <table:table-cell table:style-name="ce38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154"/>
          <table:table-cell table:style-name="ce38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154"/>
          <table:table-cell table:style-name="ce38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4"/>
          <table:table-cell table:style-name="ce38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154"/>
          <table:table-cell table:style-name="ce154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9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4:'EEZ PSU consolidated BOM'.AMJ5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08:43:14.051488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3 BOM (r1B1, 2021-03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3-30T15:49:03.291957937</dc:date>
    <meta:editing-cycles>3095</meta:editing-cycles>
    <meta:editing-duration>P15DT4H35M43S</meta:editing-duration>
    <meta:generator>LibreOffice/6.4.7.2$Linux_X86_64 LibreOffice_project/639b8ac485750d5696d7590a72ef1b496725cfb5</meta:generator>
    <meta:document-statistic meta:table-count="1" meta:cell-count="1501" meta:object-count="0"/>
  </office:meta>
</office:document-meta>
</file>